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4.034cm"/>
    </style:style>
    <style:style style:name="Tabela1.C" style:family="table-column">
      <style:table-column-properties style:column-width="4.023cm"/>
    </style:style>
    <style:style style:name="Tabela1.D" style:family="table-column">
      <style:table-column-properties style:column-width="6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3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4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5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6" style:family="paragraph" style:parent-style-name="Standard">
      <style:text-properties officeooo:paragraph-rsid="000a36ba"/>
    </style:style>
    <style:style style:name="P7" style:family="paragraph" style:parent-style-name="Heading_20_1">
      <style:text-properties officeooo:paragraph-rsid="000a36b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Standard">
      <style:text-properties officeooo:rsid="0014e495" officeooo:paragraph-rsid="0014e495"/>
    </style:style>
    <style:style style:name="P18" style:family="paragraph" style:parent-style-name="Heading_20_3">
      <style:text-properties officeooo:paragraph-rsid="000a36ba"/>
    </style:style>
    <style:style style:name="P19" style:family="paragraph" style:parent-style-name="Text_20_body" style:list-style-name="L10"/>
    <style:style style:name="P20" style:family="paragraph" style:parent-style-name="Text_20_body" style:list-style-name="L11">
      <style:text-properties officeooo:rsid="0014e495"/>
    </style:style>
    <style:style style:name="P21" style:family="paragraph" style:parent-style-name="Horizontal_20_Line">
      <style:text-properties officeooo:rsid="0014e495"/>
    </style:style>
    <style:style style:name="P22" style:family="paragraph" style:parent-style-name="Heading_20_3">
      <style:text-properties officeooo:rsid="0014e495"/>
    </style:style>
    <style:style style:name="P23" style:family="paragraph" style:parent-style-name="Text_20_body" style:list-style-name="L12">
      <style:text-properties officeooo:rsid="0014e495"/>
    </style:style>
    <style:style style:name="P24" style:family="paragraph" style:parent-style-name="Text_20_body" style:list-style-name="L13">
      <style:text-properties officeooo:rsid="0014e495"/>
    </style:style>
    <style:style style:name="P25" style:family="paragraph" style:parent-style-name="Text_20_body" style:list-style-name="L14">
      <style:text-properties officeooo:rsid="0014e495"/>
    </style:style>
    <style:style style:name="P26" style:family="paragraph" style:parent-style-name="Text_20_body" style:list-style-name="L15">
      <style:text-properties officeooo:rsid="0014e495"/>
    </style:style>
    <style:style style:name="P27" style:family="paragraph" style:parent-style-name="Text_20_body" style:list-style-name="L16">
      <style:text-properties officeooo:rsid="0014e495"/>
    </style:style>
    <style:style style:name="P28" style:family="paragraph" style:parent-style-name="Standard">
      <style:text-properties officeooo:rsid="000c711b" officeooo:paragraph-rsid="000c711b"/>
    </style:style>
    <style:style style:name="P29" style:family="paragraph" style:parent-style-name="Standard">
      <style:text-properties officeooo:rsid="000c8093" officeooo:paragraph-rsid="000c8093"/>
    </style:style>
    <style:style style:name="P30" style:family="paragraph" style:parent-style-name="Standard">
      <style:text-properties officeooo:paragraph-rsid="000c8093"/>
    </style:style>
    <style:style style:name="P31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0c8093" style:font-size-asian="10pt" style:font-style-asian="normal" style:font-weight-asian="normal"/>
    </style:style>
    <style:style style:name="P32" style:family="paragraph" style:parent-style-name="Standard">
      <style:text-properties fo:color="#bcbec4" loext:opacity="100%" style:font-name="JetBrains Mono" fo:font-size="10pt" fo:font-style="normal" fo:font-weight="normal" officeooo:rsid="000dcf6a" officeooo:paragraph-rsid="000dcf6a" style:font-size-asian="10pt" style:font-style-asian="normal" style:font-weight-asian="normal"/>
    </style:style>
    <style:style style:name="P33" style:family="paragraph" style:parent-style-name="Standard">
      <style:text-properties officeooo:paragraph-rsid="000fa1bb"/>
    </style:style>
    <style:style style:name="P34" style:family="paragraph" style:parent-style-name="Standard">
      <style:text-properties officeooo:paragraph-rsid="0011a7ba"/>
    </style:style>
    <style:style style:name="P35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1180bb" style:font-size-asian="10pt" style:font-style-asian="normal" style:font-weight-asian="normal"/>
    </style:style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normal" officeooo:rsid="000a36ba" style:font-weight-asian="normal" style:font-weight-complex="normal"/>
    </style:style>
    <style:style style:name="T5" style:family="text">
      <style:text-properties fo:font-weight="bold" officeooo:rsid="0009603f" style:font-weight-asian="bold" style:font-weight-complex="bold"/>
    </style:style>
    <style:style style:name="T6" style:family="text">
      <style:text-properties officeooo:rsid="000c8093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officeooo:rsid="000c8093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0fa1bb" style:font-size-asian="10pt" style:font-style-asian="normal" style:font-weight-asian="normal"/>
    </style:style>
    <style:style style:name="T10" style:family="text">
      <style:text-properties fo:color="#bcbec4" loext:opacity="100%" style:font-name="JetBrains Mono" fo:font-size="10pt" fo:font-style="normal" fo:font-weight="normal" officeooo:rsid="001180bb" style:font-size-asian="10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</text:p>
      <text:p text:style-name="P1"/>
      <text:p text:style-name="P1"><text:s/>Objettivo:</text:p>
      <text:p text:style-name="P2">- Conhecer a rede neural Boltzman machiners</text:p>
      <text:p text:style-name="P2">- Conhecer o pytorch</text:p>
      <text:p text:style-name="P2">- Organizar a extração de dado e guardar no minio s3</text:p>
      <text:p text:style-name="P2">- <text:span text:style-name="T1">Registrar, experimentos, métricas e modelos com Mlflow</text:span></text:p>
      <text:p text:style-name="P2">- Identificar padrões de linguagem , tópicos e tendencias de cada canal e vídeo</text:p>
      <text:p text:style-name="P2">- Interpretar para a equipe de negócio</text:p>
      <text:p text:style-name="P2"/>
      <text:p text:style-name="P3">Tecnologias utilizadas:</text:p>
      <text:p text:style-name="P3"/>
      <text:p text:style-name="P4"/>
      <text:p text:style-name="P4"/>
      <text:p text:style-name="P4">Estrutura do Pipeline de coleta</text:p>
      <text:p text:style-name="P4"/>
      <text:p text:style-name="P5"><text:span text:style-name="T2">1 – Coleta de comentários</text:span>: Usar a api do youtube para buscar os comentários seguindo a sequência</text:p>
      <text:p text:style-name="P5">busca id_canal, busca_id_video, comentários.</text:p>
      <text:p text:style-name="P5"/>
      <text:p text:style-name="P5"><text:span text:style-name="T2">2 – Pré-processamento:</text:span> Remolçao de links, emojis, potuação, stopwords. Lematização. Tratamento para deixar em mínusculos e salvar o dataset processado no Minio.</text:p>
      <text:p text:style-name="P5"/>
      <text:p text:style-name="P6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6"/>
      <text:p text:style-name="P6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5"/>
      <text:p text:style-name="P6"><text:span text:style-name="T4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6"/>
      <text:p text:style-name="P6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</text:span>.</text:p>
      <text:p text:style-name="P6"/>
      <text:p text:style-name="P6"><text:span text:style-name="T1">7 – </text:span><text:span text:style-name="T2">Visualização: </text:span>t-SNE / UMAP 2D ou 3D dos embeddings., Cores = cluster, símbolos = canal. <text:span text:style-name="T1">E </text:span>Salvar figuras no MinIO e registrar no Mlflow.</text:p>
      <text:p text:style-name="P6"/>
      <text:p text:style-name="P6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6"/>
      <text:p text:style-name="P6"/>
      <text:h text:style-name="P7" text:outline-level="1">📊 2️⃣ Comparação Multi-Canal</text:h>
      <text:h text:style-name="Heading_20_2" text:outline-level="2">🔹 2.1 Heatmap Canal × Cluster</text:h>
      <text:p text:style-name="Text_20_body"><text:span text:style-name="Strong_20_Emphasis">Matriz:</text:span></text:p>
      <text:list text:style-name="L1">
        <text:list-item>
          <text:p text:style-name="P8">Linhas → Canal</text:p>
        </text:list-item>
        <text:list-item>
          <text:p text:style-name="P8">Colunas → Cluster</text:p>
        </text:list-item>
        <text:list-item>
          <text:p text:style-name="P8"><text:soft-page-break/>Cor → Volume ou percentual</text:p>
        </text:list-item>
      </text:list>
      <text:p text:style-name="Text_20_body">✔ Responde:</text:p>
      <text:list text:style-name="L2">
        <text:list-item>
          <text:p text:style-name="P9">Cada canal tem público semelhante?</text:p>
        </text:list-item>
        <text:list-item>
          <text:p text:style-name="P9">Há especialização temática?</text:p>
        </text:list-item>
        <text:list-item>
          <text:p text:style-name="P9">Quais clusters são exclusivos de certos canais?</text:p>
        </text:list-item>
      </text:list>
      <text:p text:style-name="Horizontal_20_Line"/>
      <text:h text:style-name="Heading_20_2" text:outline-level="2">🔹 2.2 Distribuição Percentual por Canal (Stacked Bar)</text:h>
      <text:p text:style-name="Text_20_body"><text:span text:style-name="Strong_20_Emphasis">Melhor para:</text:span> Comparar perfis relativos.<text:line-break/>✔ Mostra composição temática de cada canal.</text:p>
      <text:p text:style-name="Horizontal_20_Line"/>
      <text:h text:style-name="Heading_20_1" text:outline-level="1">📊 3️⃣ Evolução Temporal</text:h>
      <text:h text:style-name="Heading_20_2" text:outline-level="2">🔹 3.1 Linha Temporal por Cluster</text:h>
      <text:p text:style-name="Text_20_body"><text:span text:style-name="Strong_20_Emphasis">Eixo X:</text:span> Data<text:line-break/><text:span text:style-name="Strong_20_Emphasis">Eixo Y:</text:span> Volume de comentários<text:line-break/><text:span text:style-name="Strong_20_Emphasis">Linha:</text:span> Cluster</text:p>
      <text:p text:style-name="Text_20_body">✔ Identifica:</text:p>
      <text:list text:style-name="L3">
        <text:list-item>
          <text:p text:style-name="P10">Eventos sazonais</text:p>
        </text:list-item>
        <text:list-item>
          <text:p text:style-name="P10">Mudanças de interesse</text:p>
        </text:list-item>
        <text:list-item>
          <text:p text:style-name="P10">Impacto de lançamentos</text:p>
        </text:list-item>
      </text:list>
      <text:p text:style-name="Horizontal_20_Line"/>
      <text:h text:style-name="Heading_20_1" text:outline-level="1">📊 4️⃣ Análise de Conteúdo Semântico</text:h>
      <text:h text:style-name="Heading_20_2" text:outline-level="2">🔹 4.1 Word Cloud por Cluster</text:h>
      <text:p text:style-name="Text_20_body">✔ Útil para:</text:p>
      <text:list text:style-name="L4">
        <text:list-item>
          <text:p text:style-name="P11">Interpretabilidade</text:p>
        </text:list-item>
        <text:list-item>
          <text:p text:style-name="P11">Naming dos clusters</text:p>
        </text:list-item>
        <text:list-item>
          <text:p text:style-name="P11">Exploração qualitativa</text:p>
        </text:list-item>
      </text:list>
      <text:p text:style-name="Horizontal_20_Line"/>
      <text:h text:style-name="Heading_20_2" text:outline-level="2">🔹 4.2 Top Palavras por TF-IDF</text:h>
      <text:p text:style-name="Text_20_body">Gráfico de barras horizontais:</text:p>
      <text:list text:style-name="L5">
        <text:list-item>
          <text:p text:style-name="P12"><text:soft-page-break/>Cluster 1 → Top 10 termos</text:p>
        </text:list-item>
        <text:list-item>
          <text:p text:style-name="P12">Cluster 2 → Top 10 termos</text:p>
        </text:list-item>
        <text:list-item>
          <text:p text:style-name="P12">etc.</text:p>
        </text:list-item>
      </text:list>
      <text:p text:style-name="Text_20_body">Mais técnico e quantitativo que word cloud.</text:p>
      <text:p text:style-name="Horizontal_20_Line"/>
      <text:h text:style-name="Heading_20_1" text:outline-level="1">📊 5️⃣ Métricas de Qualidade do Clustering</text:h>
      <text:h text:style-name="Heading_20_2" text:outline-level="2">🔹 5.1 Silhouette Score</text:h>
      <text:p text:style-name="Text_20_body">Gráfico:</text:p>
      <text:list text:style-name="L6">
        <text:list-item>
          <text:p text:style-name="P13">Número de clusters (K)</text:p>
        </text:list-item>
        <text:list-item>
          <text:p text:style-name="P13">Score médio</text:p>
        </text:list-item>
      </text:list>
      <text:p text:style-name="Text_20_body">✔ Ajuda a definir K ideal.</text:p>
      <text:p text:style-name="Horizontal_20_Line"/>
      <text:h text:style-name="Heading_20_2" text:outline-level="2">🔹 5.2 Distribuição da Distância ao Centróide</text:h>
      <text:p text:style-name="Text_20_body">Mostra:</text:p>
      <text:list text:style-name="L7">
        <text:list-item>
          <text:p text:style-name="P14">Coesão interna</text:p>
        </text:list-item>
        <text:list-item>
          <text:p text:style-name="P14">Outliers</text:p>
        </text:list-item>
      </text:list>
      <text:p text:style-name="Horizontal_20_Line"/>
      <text:h text:style-name="Heading_20_1" text:outline-level="1">📊 6️⃣ Engajamento por Cluster</text:h>
      <text:p text:style-name="Text_20_body">Muito relevante para multi-canal.</text:p>
      <text:p text:style-name="Text_20_body">Gráficos sugeridos:</text:p>
      <text:list text:style-name="L8">
        <text:list-item>
          <text:p text:style-name="P15">Boxplot de likes por cluster</text:p>
        </text:list-item>
        <text:list-item>
          <text:p text:style-name="P15">Média de respostas por cluster</text:p>
        </text:list-item>
        <text:list-item>
          <text:p text:style-name="P15">Taxa de engajamento por tema</text:p>
        </text:list-item>
      </text:list>
      <text:p text:style-name="Text_20_body">✔ Permite descobrir:</text:p>
      <text:list text:style-name="L9">
        <text:list-item>
          <text:p text:style-name="P16">Quais temas geram mais interação</text:p>
        </text:list-item>
        <text:list-item>
          <text:p text:style-name="P16">O que ativa a comunidade</text:p>
        </text:list-item>
      </text:list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ext:soft-page-break/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Impacto no Versionamento (SemVer)</text:p>
            </table:table-cell>
            <table:table-cell table:style-name="Tabela1.A1" office:value-type="string">
              <text:p text:style-name="Table_20_Heading">Quando Usar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feat</text:span></text:p>
          </table:table-cell>
          <table:table-cell table:style-name="Tabela1.A1" office:value-type="string">
            <text:p text:style-name="Table_20_Contents">MINOR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(auth): adiciona login com JW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x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(queue): corrige deadlock no worker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erf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Melhoria de performance</text:p>
          </table:table-cell>
          <table:table-cell table:style-name="Tabela1.A1" office:value-type="string">
            <text:p text:style-name="Table_20_Contents"><text:span text:style-name="Source_20_Text">perf(nlp): otimiza processamento em batch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factor</text:span></text:p>
          </table:table-cell>
          <table:table-cell table:style-name="Tabela1.A1" office:value-type="string">
            <text:p text:style-name="Table_20_Contents">Nenhum (ou PATCH se interno)</text:p>
          </table:table-cell>
          <table:table-cell table:style-name="Tabela1.A1" office:value-type="string">
            <text:p text:style-name="Table_20_Contents">Refatoração sem alterar comportamento</text:p>
          </table:table-cell>
          <table:table-cell table:style-name="Tabela1.A1" office:value-type="string">
            <text:p text:style-name="Table_20_Contents"><text:span text:style-name="Source_20_Text">refactor(processador): remove duplicação de código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cs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(readme): adiciona instruções de docker 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yl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Formatação (lint, espaços, etc)</text:p>
          </table:table-cell>
          <table:table-cell table:style-name="Tabela1.A1" office:value-type="string">
            <text:p text:style-name="Table_20_Contents"><text:span text:style-name="Source_20_Text">style(api): aplica black e isor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st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Adição/ajuste de testes</text:p>
          </table:table-cell>
          <table:table-cell table:style-name="Tabela1.A1" office:value-type="string">
            <text:p text:style-name="Table_20_Contents"><text:span text:style-name="Source_20_Text">test(worker): adiciona teste de falha na fila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uild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Build system ou dependências</text:p>
          </table:table-cell>
          <table:table-cell table:style-name="Tabela1.A1" office:value-type="string">
            <text:p text:style-name="Table_20_Contents"><text:span text:style-name="Source_20_Text">build: atualiza versão do redis no docker-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i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Pipeline CI/CD</text:p>
          </table:table-cell>
          <table:table-cell table:style-name="Tabela1.A1" office:value-type="string">
            <text:p text:style-name="Table_20_Contents"><text:span text:style-name="Source_20_Text">ci(github-actions): adiciona etapa de myp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or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Tarefas internas</text:p>
          </table:table-cell>
          <table:table-cell table:style-name="Tabela1.A1" office:value-type="string">
            <text:p text:style-name="Table_20_Contents"><text:span text:style-name="Source_20_Text">chore: remove arquivos temporário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vert</text:span></text:p>
          </table:table-cell>
          <table:table-cell table:style-name="Tabela1.A1" office:value-type="string">
            <text:p text:style-name="Table_20_Contents">Depende do commit revertido</text:p>
          </table:table-cell>
          <table:table-cell table:style-name="Tabela1.A1" office:value-type="string">
            <text:p text:style-name="Table_20_Contents">Reversão de commit</text:p>
          </table:table-cell>
          <table:table-cell table:style-name="Tabela1.A1" office:value-type="string">
            <text:p text:style-name="Table_20_Contents"><text:span text:style-name="Source_20_Text">revert: feat(auth): adiciona login com JWT</text:span></text:p>
          </table:table-cell>
        </table:table-row>
      </table:table>
      <text:p text:style-name="P6"/>
      <text:p text:style-name="P6"/>
      <text:p text:style-name="P6"/>
      <text:p text:style-name="P17">___analizar esse </text:p>
      <text:h text:style-name="P18" text:outline-level="3"><text:span text:style-name="Strong_20_Emphasis">5️⃣ Forma visual para a equipe</text:span></text:h>
      <text:list text:style-name="L10">
        <text:list-item>
          <text:p text:style-name="P19"><text:span text:style-name="Strong_20_Emphasis">Scatter 2D de clusters</text:span>: cada ponto = comentário, cor = cluster, facilita ver rapidamente a distribuição de sentimentos e temas.</text:p>
        </text:list-item>
        <text:list-item>
          <text:p text:style-name="P19"><text:span text:style-name="Strong_20_Emphasis">Heatmap de ativações</text:span>: cada linha = comentário, cada coluna = unidade oculta, cores mostram padrões dominantes.</text:p>
        </text:list-item>
        <text:list-item>
          <text:p text:style-name="P19"><text:span text:style-name="Strong_20_Emphasis">Word Cloud por cluster</text:span>: palavras mais frequentes nos clusters, ajuda a entender <text:span text:style-name="Strong_20_Emphasis">os tópicos principais</text:span>.</text:p>
        </text:list-item>
      </text:list>
      <text:p text:style-name="P6"/>
      <text:p text:style-name="P6"/>
      <text:p text:style-name="P17">No lugar do heatmap<text:line-break/><text:line-break/>1. <text:span text:style-name="Strong_20_Emphasis">Scatter plot t-SNE / UMAP com cores por neurônio especialista</text:span></text:p>
      <text:list text:style-name="L11">
        <text:list-item>
          <text:p text:style-name="P20"><text:span text:style-name="Strong_20_Emphasis">O que mostra:</text:span> quais comentários ativam fortemente cada neurônio.</text:p>
        </text:list-item>
        <text:list-item>
          <text:p text:style-name="P20"><text:span text:style-name="Strong_20_Emphasis">Como fazer:</text:span> cada ponto = comentário; eixo = t-SNE/UMAP; cor = valor de ativação de um neurônio específico.</text:p>
        </text:list-item>
        <text:list-item>
          <text:p text:style-name="P20"><text:soft-page-break/><text:span text:style-name="Strong_20_Emphasis">Vantagem:</text:span> visualiza padrões latentes e separação natural dos clusters.</text:p>
        </text:list-item>
      </text:list>
      <text:p text:style-name="P21"/>
      <text:h text:style-name="P22" text:outline-level="3">2. <text:span text:style-name="Strong_20_Emphasis">Parallel Coordinates (Plotly)</text:span></text:h>
      <text:list text:style-name="L12">
        <text:list-item>
          <text:p text:style-name="P23"><text:span text:style-name="Strong_20_Emphasis">O que mostra:</text:span> cada linha = comentário, cada coluna = neurônio oculto, valores normalizados.</text:p>
        </text:list-item>
        <text:list-item>
          <text:p text:style-name="P23"><text:span text:style-name="Strong_20_Emphasis">Vantagem:</text:span> facilita ver <text:span text:style-name="Strong_20_Emphasis">quais neurônios são ativados juntos</text:span>, padrões por canal/cluster.</text:p>
        </text:list-item>
        <text:list-item>
          <text:p text:style-name="P23"><text:span text:style-name="Strong_20_Emphasis">Interativo:</text:span> hover mostra comentário e canal.</text:p>
        </text:list-item>
      </text:list>
      <text:p text:style-name="P21"/>
      <text:h text:style-name="P22" text:outline-level="3">3. <text:span text:style-name="Strong_20_Emphasis">Violin / Box Plots</text:span></text:h>
      <text:list text:style-name="L13">
        <text:list-item>
          <text:p text:style-name="P24"><text:span text:style-name="Strong_20_Emphasis">O que mostra:</text:span> distribuição das ativações de cada neurônio por cluster ou canal.</text:p>
        </text:list-item>
        <text:list-item>
          <text:p text:style-name="P24"><text:span text:style-name="Strong_20_Emphasis">Vantagem:</text:span> identifica <text:span text:style-name="Strong_20_Emphasis">neurônios especialistas</text:span> com distribuição diferenciada, padrões estatísticos.</text:p>
        </text:list-item>
      </text:list>
      <text:p text:style-name="P21"/>
      <text:h text:style-name="P22" text:outline-level="3">4. <text:span text:style-name="Strong_20_Emphasis">Bar plots agregados</text:span></text:h>
      <text:list text:style-name="L14">
        <text:list-item>
          <text:p text:style-name="P25"><text:span text:style-name="Strong_20_Emphasis">O que mostra:</text:span> média ou soma de ativações por neurônio, separados por cluster ou canal.</text:p>
        </text:list-item>
        <text:list-item>
          <text:p text:style-name="P25"><text:span text:style-name="Strong_20_Emphasis">Vantagem:</text:span> rápida visualização de quais neurônios dominam cada cluster/canal.</text:p>
        </text:list-item>
      </text:list>
      <text:p text:style-name="P21"/>
      <text:h text:style-name="P22" text:outline-level="3">5. <text:span text:style-name="Strong_20_Emphasis">Matrix / Pair Plot de ativação</text:span></text:h>
      <text:list text:style-name="L15">
        <text:list-item>
          <text:p text:style-name="P26"><text:span text:style-name="Strong_20_Emphasis">O que mostra:</text:span> correlação entre neurônios ocultos.</text:p>
        </text:list-item>
        <text:list-item>
          <text:p text:style-name="P26"><text:span text:style-name="Strong_20_Emphasis">Vantagem:</text:span> descobre <text:span text:style-name="Strong_20_Emphasis">neurônios redundantes ou complementares</text:span>, identifica grupos que respondem juntos.</text:p>
        </text:list-item>
      </text:list>
      <text:p text:style-name="P21"/>
      <text:h text:style-name="P22" text:outline-level="3">6. <text:span text:style-name="Strong_20_Emphasis">Network Graph (Grafo de Similaridade)</text:span></text:h>
      <text:list text:style-name="L16">
        <text:list-item>
          <text:p text:style-name="P27"><text:span text:style-name="Strong_20_Emphasis">O que mostra:</text:span> cada comentário = nó, conectados se ativam neurônios similares.</text:p>
        </text:list-item>
        <text:list-item>
          <text:p text:style-name="P27"><text:span text:style-name="Strong_20_Emphasis">Vantagem:</text:span> ver <text:span text:style-name="Strong_20_Emphasis">comunidades de comentários</text:span> e neurônios especialistas que dominam cada comunidade.</text:p>
        </text:list-item>
      </text:list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Roteiro de vídeo do youtube : <text:span text:style-name="T5">Clustering de comentários (Multicanal)</text:span></text:p>
      <text:p text:style-name="P28">1 – Apresentação</text:p>
      <text:p text:style-name="P28"><text:span text:style-name="T6">Eu </text:span>Construi um<text:span text:style-name="T6">a </text:span>rede neural Boltzman machines para análisar a audiencia de cada canal usando os comentários coletados pela api do youtube <text:span text:style-name="T6">e identificar agrupamentos por tema , linguagem ou sentimentos. O projeto é útil para enteder a comunidade do canal, buscar tópicos discutidos e auxiliar na moderação ou geração de insights, sem a necessidade de rótulos.</text:span></text:p>
      <text:p text:style-name="P28"/>
      <text:p text:style-name="P28">2- Constrrução do pipeline</text:p>
      <text:p text:style-name="P28"/>
      <text:p text:style-name="P29">Para a extração dos comentários do youtube, eu usei o padrão de projeto cadeia de responsábilidade. <text:s/>Este padrão me permitiu criar classes, onde cada classe representa uma etapa de processamento do pipeline e os método, indicam o tipo de processamento em cada etapa, quando aplicavel, além de caso ela de erro em alguma etapa de processamento, a cadeia é interrompida.</text:p>
      <text:p text:style-name="P29"/>
      <text:p text:style-name="P29">- Estutura do pipeline</text:p>
      <text:p text:style-name="P29"/>
      <text:p text:style-name="P30"><text:span text:style-name="T6"><text:s/>1 – Classe </text:span><text:span text:style-name="T7">ObterUltimaDataPublicacaoCorrente: </text:span><text:span text:style-name="T8">Ela obtem a data de publicacação do vídeo e guarda em uma váriavel de transferência para ser usadas em outras etapas.</text:span></text:p>
      <text:p text:style-name="P31"/>
      <text:p text:style-name="P30"><text:span text:style-name="T8">2 – Classe </text:span><text:span text:style-name="T7">ObterListaCanaisCorrente: </text:span><text:span text:style-name="T8">Ela recebe uma lista de canais, é usada para obter uma lista id unico do canal e essa lista é salva em um banco de dados sqlite</text:span></text:p>
      <text:p text:style-name="P31"/>
      <text:p text:style-name="P30"><text:span text:style-name="T8">3- Classe </text:span><text:span text:style-name="T7">ObterListaVideosCorrente: </text:span><text:span text:style-name="T8">Ela é usada para obter o id único do vídeo, usando a lista de canais e a dada da publicação, os ids dos vídeos são guardados para serem usados na próxima etapa</text:span></text:p>
      <text:p text:style-name="P31"/>
      <text:p text:style-name="P30"><text:span text:style-name="T8">4- </text:span><text:span text:style-name="T7">ObterListacomentariosCorrente: </text:span><text:span text:style-name="T8">Com base no id_dos vídeos, ela obtem os comentários da api do youtube, e a requisição de cada comentário, é também guardada em uma variável para ser usada na próxima etapa</text:span></text:p>
      <text:p text:style-name="P31"/>
      <text:p text:style-name="P30"><text:span text:style-name="T8">5 – </text:span><text:span text:style-name="T7">GuardarComentariosS3Corrente: </text:span><text:span text:style-name="T8">Aqui, ela recebe a requisição dos comentários e guarda no minio.</text:span></text:p>
      <text:p text:style-name="P31"/>
      <text:p text:style-name="P30"><text:span text:style-name="T8">6 – </text:span><text:span text:style-name="T7">ObterListaRespostaComentariosCorrente : </text:span><text:span text:style-name="T8">Nessa etapa , é obtido a resposta dos comentários, para cada comentário, quando existir e as requisições das respostas dos comentários, são amazernadas para a próxima etapa</text:span></text:p>
      <text:p text:style-name="P31"/>
      <text:p text:style-name="P30"><text:span text:style-name="T8">7 -</text:span><text:span text:style-name="T7">GuardarDadosYoutubeRespostaComentariosS3Corrente: </text:span><text:span text:style-name="T8">Aqui, todas as requisições das resposta do comentários, são guardadas no minio</text:span></text:p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- Pipeline de transformação</text:p>
      <text:p text:style-name="P32">Criei um segundo pipeline de transformação de dados, onde vai pegar os dados brutos guardados na etapa anterior e fazer limpeza, análise e criação de colunas.</text:p>
      <text:p text:style-name="P32"/>
      <text:p text:style-name="P33"><text:span text:style-name="T9">Classe </text:span><text:span text:style-name="T10">CriacaoDataframeComentariosCorrente</text:span><text:span text:style-name="T7">: </text:span><text:span text:style-name="T9">Responsavel por fazer </text:span><text:span text:style-name="T10">unificar todos as requisiçõs de comentários da api do youtube e criar uma base de dados tratada.</text:span></text:p>
      <text:p text:style-name="P31"/>
      <text:p text:style-name="P31"/>
      <text:p text:style-name="P31"/>
      <text:p text:style-name="P31"/>
      <text:p text:style-name="P34"><text:span text:style-name="T9">Classe </text:span><text:span text:style-name="T7">FazerTratamentoComentariosCorrente: </text:span><text:span text:style-name="T9">Responsavel por fazer preprocessmaento de cada comentário no dataframe, aqui eu aplico tratamento simples como remoção de acentos, stop words, além de usar a biblioteca spacy. E o dataframe tratado é guardado no minio s3.</text:span></text:p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-------------------------------------------------------------------------------</text:p>
      <text:p text:style-name="P31">import torch</text:p>
      <text:p text:style-name="P31">import torch.nn as nn</text:p>
      <text:p text:style-name="P31">import torch.nn.functional as F</text:p>
      <text:p text:style-name="P31">import torch.utils.data</text:p>
      <text:p text:style-name="P31"/>
      <text:p text:style-name="P31"/>
      <text:p text:style-name="P31">class RBM(nn.Module):</text:p>
      <text:p text:style-name="P31"><text:s text:c="4"/>r"""Restricted Boltzmann Machine.</text:p>
      <text:p text:style-name="P31"/>
      <text:p text:style-name="P31"><text:s text:c="4"/>Args:</text:p>
      <text:p text:style-name="P31"><text:soft-page-break/><text:s text:c="8"/>n_vis (int, optional): The size of visible layer. Defaults to 784.</text:p>
      <text:p text:style-name="P31"><text:s text:c="8"/>n_hid (int, optional): The size of hidden layer. Defaults to 128.</text:p>
      <text:p text:style-name="P31"><text:s text:c="8"/>k (int, optional): The number of Gibbs sampling. Defaults to 1.</text:p>
      <text:p text:style-name="P31"><text:s text:c="4"/>"""</text:p>
      <text:p text:style-name="P31"/>
      <text:p text:style-name="P31"><text:s text:c="4"/>def __init__(self, n_vis=784, n_hid=128, k=1):</text:p>
      <text:p text:style-name="P31"><text:s text:c="8"/>"""Create a RBM."""</text:p>
      <text:p text:style-name="P31"><text:s text:c="8"/>super(RBM, self).__init__()</text:p>
      <text:p text:style-name="P31"><text:s text:c="8"/>self.v = nn.Parameter(torch.randn(1, n_vis))</text:p>
      <text:p text:style-name="P31"><text:s text:c="8"/>self.h = nn.Parameter(torch.randn(1, n_hid))</text:p>
      <text:p text:style-name="P31"><text:s text:c="8"/>self.W = nn.Parameter(torch.randn(n_hid, n_vis))</text:p>
      <text:p text:style-name="P31"><text:s text:c="8"/>self.k = k</text:p>
      <text:p text:style-name="P31"/>
      <text:p text:style-name="P31"><text:s text:c="4"/>def visible_to_hidden(self, v):</text:p>
      <text:p text:style-name="P31"><text:s text:c="8"/>r"""Conditional sampling a hidden variable given a visible variable.</text:p>
      <text:p text:style-name="P31"/>
      <text:p text:style-name="P31"><text:s text:c="8"/>Args:</text:p>
      <text:p text:style-name="P31"><text:s text:c="12"/>v (Tensor): The visible variable.</text:p>
      <text:p text:style-name="P31"/>
      <text:p text:style-name="P31"><text:s text:c="8"/>Returns:</text:p>
      <text:p text:style-name="P31"><text:s text:c="12"/>Tensor: The hidden variable.</text:p>
      <text:p text:style-name="P31"/>
      <text:p text:style-name="P31"><text:s text:c="8"/>"""</text:p>
      <text:p text:style-name="P31"><text:s text:c="8"/>p = torch.sigmoid(F.linear(v, self.W, self.h))</text:p>
      <text:p text:style-name="P31"><text:s text:c="8"/>return p.bernoulli()</text:p>
      <text:p text:style-name="P31"/>
      <text:p text:style-name="P31"><text:s text:c="4"/>def hidden_to_visible(self, h):</text:p>
      <text:p text:style-name="P31"><text:s text:c="8"/>r"""Conditional sampling a visible variable given a hidden variable.</text:p>
      <text:p text:style-name="P31"/>
      <text:p text:style-name="P31"><text:s text:c="8"/>Args:</text:p>
      <text:p text:style-name="P31"><text:s text:c="12"/>h (Tendor): The hidden variable.</text:p>
      <text:p text:style-name="P31"/>
      <text:p text:style-name="P31"><text:s text:c="8"/>Returns:</text:p>
      <text:p text:style-name="P31"><text:s text:c="12"/>Tensor: The visible variable.</text:p>
      <text:p text:style-name="P31"/>
      <text:p text:style-name="P31"><text:s text:c="8"/>"""</text:p>
      <text:p text:style-name="P31"><text:s text:c="8"/>p = torch.sigmoid(F.linear(h, self.W.t(), self.v))</text:p>
      <text:p text:style-name="P31"><text:s text:c="8"/>return p.bernoulli()</text:p>
      <text:p text:style-name="P31"/>
      <text:p text:style-name="P31"><text:s text:c="4"/>def free_energy(self, v):</text:p>
      <text:p text:style-name="P31"><text:s text:c="8"/>r"""Free energy function.</text:p>
      <text:p text:style-name="P31"/>
      <text:p text:style-name="P31"><text:s text:c="8"/>.. math::</text:p>
      <text:p text:style-name="P31"><text:s text:c="12"/>\begin{align}</text:p>
      <text:p text:style-name="P31"><text:s text:c="16"/>F(x) &amp;= -\log \sum_h \exp (-E(x, h)) \\</text:p>
      <text:p text:style-name="P31"><text:s text:c="16"/>&amp;= -a^\top x - \sum_j \log (1 + \exp(W^{\top}_jx + b_j))\,.</text:p>
      <text:p text:style-name="P31"><text:s text:c="12"/>\end{align}</text:p>
      <text:p text:style-name="P31"/>
      <text:p text:style-name="P31"><text:s text:c="8"/>Args:</text:p>
      <text:p text:style-name="P31"><text:s text:c="12"/>v (Tensor): The visible variable.</text:p>
      <text:p text:style-name="P31"/>
      <text:p text:style-name="P31"><text:s text:c="8"/>Returns:</text:p>
      <text:p text:style-name="P31"><text:s text:c="12"/>FloatTensor: The free energy value.</text:p>
      <text:p text:style-name="P31"/>
      <text:p text:style-name="P31"><text:s text:c="8"/>"""</text:p>
      <text:p text:style-name="P31"><text:soft-page-break/><text:s text:c="8"/>v_term = torch.matmul(v, self.v.t())</text:p>
      <text:p text:style-name="P31"><text:s text:c="8"/>w_x_h = F.linear(v, self.W, self.h)</text:p>
      <text:p text:style-name="P31"><text:s text:c="8"/>h_term = torch.sum(F.softplus(w_x_h), dim=1)</text:p>
      <text:p text:style-name="P31"><text:s text:c="8"/>return torch.mean(-h_term - v_term)</text:p>
      <text:p text:style-name="P31"/>
      <text:p text:style-name="P31"><text:s text:c="4"/>def forward(self, v):</text:p>
      <text:p text:style-name="P31"><text:s text:c="8"/>r"""Compute the real and generated examples.</text:p>
      <text:p text:style-name="P31"/>
      <text:p text:style-name="P31"><text:s text:c="8"/>Args:</text:p>
      <text:p text:style-name="P31"><text:s text:c="12"/>v (Tensor): The visible variable.</text:p>
      <text:p text:style-name="P31"/>
      <text:p text:style-name="P31"><text:s text:c="8"/>Returns:</text:p>
      <text:p text:style-name="P31"><text:s text:c="12"/>(Tensor, Tensor): The real and generagted variables.</text:p>
      <text:p text:style-name="P31"/>
      <text:p text:style-name="P31"><text:s text:c="8"/>"""</text:p>
      <text:p text:style-name="P31"><text:s text:c="8"/>h = self.visible_to_hidden(v)</text:p>
      <text:p text:style-name="P31"><text:s text:c="8"/>for _ in range(self.k):</text:p>
      <text:p text:style-name="P31"><text:s text:c="12"/>v_gibb = self.hidden_to_visible(h)</text:p>
      <text:p text:style-name="P31"><text:s text:c="12"/>h = self.visible_to_hidden(v_gibb)</text:p>
      <text:p text:style-name="P31"><text:s text:c="8"/>return v, v_gib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5.2$Linux_X86_64 LibreOffice_project/580$Build-2</meta:generator>
    <dc:date>2026-02-28T15:49:28.960686838</dc:date>
    <meta:editing-duration>PT4H30M47S</meta:editing-duration>
    <meta:editing-cycles>6</meta:editing-cycles>
    <meta:document-statistic meta:table-count="1" meta:image-count="0" meta:object-count="0" meta:page-count="9" meta:paragraph-count="224" meta:word-count="1525" meta:character-count="10677" meta:non-whitespace-character-count="8896"/>
  </office:meta>
</office:document-meta>
</file>